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99ccff" draw:textarea-horizontal-align="center" draw:textarea-vertical-align="middle" draw:auto-grow-height="false" fo:padding-top="0.169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7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99ccff" draw:textarea-horizontal-align="center" draw:textarea-vertical-align="middle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draw:auto-grow-height="true" fo:min-height="13.85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3.859cm"/>
    </style:style>
    <style:style style:name="pr7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text-properties style:text-outline="false" fo:text-shadow="none"/>
    </style:style>
    <style:style style:name="P8" style:family="paragraph">
      <style:paragraph-properties fo:margin-left="0cm" fo:margin-right="0cm" fo:text-indent="0cm"/>
      <style:text-properties fo:text-shadow="none"/>
    </style:style>
    <style:style style:name="P9" style:family="paragraph">
      <style:text-properties fo:text-shadow="none"/>
    </style:style>
    <style:style style:name="T1" style:family="text">
      <style:text-properties fo:font-size="32pt"/>
    </style:style>
    <style:style style:name="T2" style:family="text">
      <style:text-properties fo:language="pl" fo:country="PL" style:language-asian="pl" style:country-asian="PL" style:language-complex="pl" style:country-complex="PL"/>
    </style:style>
    <style:style style:name="T3" style:family="text">
      <style:text-properties fo:color="#000000" fo:language="en" fo:country="US" style:language-asian="en" style:country-asian="US" style:language-complex="en" style:country-complex="US"/>
    </style:style>
    <style:style style:name="T4" style:family="text">
      <style:text-properties fo:color="#000000" fo:font-size="15pt" fo:language="en" fo:country="US" style:font-size-asian="15pt" style:language-asian="en" style:country-asian="US" style:font-size-complex="15pt" style:language-complex="en" style:country-complex="US"/>
    </style:style>
    <style:style style:name="T5" style:family="text">
      <style:text-properties fo:color="#000000" fo:font-size="15pt" fo:language="pl" fo:country="PL" style:font-size-asian="15pt" style:language-asian="pl" style:country-asian="PL" style:font-size-complex="15pt" style:language-complex="pl" style:country-complex="PL"/>
    </style:style>
    <style:style style:name="T6" style:family="text">
      <style:text-properties style:text-outline="false" fo:language="pl" fo:country="PL" fo:text-shadow="none" style:language-asian="pl" style:country-asian="PL" style:language-complex="pl" style:country-complex="PL"/>
    </style:style>
    <style:style style:name="T7" style:family="text">
      <style:text-properties fo:language="pl" fo:country="PL" fo:text-shadow="none" style:language-asian="pl" style:country-asian="PL" style:language-complex="pl" style:country-complex="P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Wprowadze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ryfikacja i walidacja,</text:p>
              </text:list-item>
              <text:list-item>
                <text:p>Testowanie,</text:p>
              </text:list-item>
              <text:list-item>
                <text:p>Debugowanie,</text:p>
              </text:list-item>
              <text:list-item>
                <text:p>Ograniczenia testowania,</text:p>
              </text:list-item>
              <text:list-item>
                <text:p>Strategie testowa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Weryfikac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ystem technicznie poprawny,</text:span></text:p>
              </text:list-item>
              <text:list-item>
                <text:p><text:span text:style-name="T2">Produkt budowany prawidłow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Walidac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ystem zgodny ze specyfikacją,</text:span></text:p>
              </text:list-item>
              <text:list-item>
                <text:p><text:span text:style-name="T2">Budowany jest prawidłowy produk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Weryfikacja i walid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elem procesu weryfikacji i walidacji jest wykrycie błędów oraz sprawdzenie zgodności produktu z wymaganiami klienta,</text:span></text:p>
              </text:list-item>
              <text:list-item>
                <text:p><text:span text:style-name="T2">Weryfikacja i walidacja może być wykonywana na różnych etapach projektu,</text:span></text:p>
              </text:list-item>
              <text:list-item>
                <text:p><text:span text:style-name="T2">Podejście statyczne i dynamicz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Weryfikacja i walidacj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elem weryfikacji i walidacji jest uzyskanie określonego poziomu pewności zachowania systemu,</text:span></text:p>
              </text:list-item>
              <text:list-item>
                <text:p><text:span text:style-name="T2">Nie oznacza to że system jest bezbłędn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Testowanie jest weryfikacją dynamiczną,</text:span></text:p>
              </text:list-item>
              <text:list-item>
                <text:p><text:span text:style-name="T2">Testowanie polega na uruchomieniu programu z danymi wejściowymi oraz porównaniu uzyskanego wyniku z oczekiwanym,</text:span></text:p>
              </text:list-item>
              <text:list-item>
                <text:p><text:span text:style-name="T2">Testowanie powinno być stosowane wraz z innymi technikami weryfikacji i walidacj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est jest udany jeśli udało się wykryć błąd,</text:span></text:p>
              </text:list-item>
              <text:list-item>
                <text:p><text:span text:style-name="T2">Zdolność do wykrywania nowych błędów stanowi o efektywności test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9">
        <draw:frame presentation:style-name="pr1" draw:layer="layout" svg:width="25.199cm" svg:height="3.506cm" svg:x="1.4cm" svg:y="0.837cm" presentation:class="title">
          <draw:text-box>
            <text:p>Testowanie</text:p>
          </draw:text-box>
        </draw:frame>
        <draw:custom-shape draw:name="AutoShape 2" draw:style-name="gr2" draw:text-style-name="P3" draw:layer="layout" svg:width="5.715cm" svg:height="3.81cm" svg:x="6.989cm" svg:y="6.986cm">
          <text:list text:style-name="L3">
            <text:list-header>
              <text:p text:style-name="P2"><text:span text:style-name="T3">Testowany</text:span></text:p>
              <text:p text:style-name="P2"><text:span text:style-name="T3">kod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" draw:style-name="gr3" draw:text-style-name="P4" draw:layer="layout" svg:x1="1.909cm" svg:y1="8.256cm" svg:x2="6.989cm" svg:y2="8.26cm">
          <text:p/>
        </draw:line>
        <draw:line draw:name="Line 4" draw:style-name="gr3" draw:text-style-name="P4" draw:layer="layout" svg:x1="10.164cm" svg:y1="14.61cm" svg:x2="10.168cm" svg:y2="10.792cm">
          <text:p/>
        </draw:line>
        <draw:line draw:name="Line 5" draw:style-name="gr3" draw:text-style-name="P4" draw:layer="layout" svg:x1="12.704cm" svg:y1="8.256cm" svg:x2="17.784cm" svg:y2="8.26cm">
          <text:p/>
        </draw:line>
        <draw:custom-shape draw:name="Text Box 6" draw:style-name="gr4" draw:text-style-name="P6" draw:layer="layout" svg:width="5.089cm" svg:height="0.961cm" svg:x="1.9cm" svg:y="6.66cm">
          <text:list text:style-name="L3">
            <text:list-header>
              <text:p text:style-name="P5"><text:span text:style-name="T3">Dane wejściow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6" draw:layer="layout" svg:width="1.808cm" svg:height="0.961cm" svg:x="10.799cm" svg:y="12.701cm">
          <text:list text:style-name="L3">
            <text:list-header>
              <text:p text:style-name="P5"><text:span text:style-name="T3">St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" draw:text-style-name="P6" draw:layer="layout" svg:width="2.227cm" svg:height="0.961cm" svg:x="13.339cm" svg:y="6.986cm">
          <text:list text:style-name="L3">
            <text:list-header>
              <text:p text:style-name="P5"><text:span text:style-name="T3">Wyni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" draw:style-name="gr7" draw:text-style-name="P3" draw:layer="layout" svg:width="4.445cm" svg:height="4.445cm" svg:x="17.784cm" svg:y="6.351cm">
          <text:list text:style-name="L3">
            <text:list-header>
              <text:p text:style-name="P2"><text:span text:style-name="T4">Porówna</text:span><text:span text:style-name="T5">n</text:span><text:span text:style-name="T4">i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0" draw:style-name="gr3" draw:text-style-name="P4" draw:layer="layout" svg:x1="16.514cm" svg:y1="13.975cm" svg:x2="18.419cm" svg:y2="10.157cm">
          <text:p/>
        </draw:line>
        <draw:custom-shape draw:name="Text Box 11" draw:style-name="gr8" draw:text-style-name="P6" draw:layer="layout" svg:width="3.929cm" svg:height="1.671cm" svg:x="17.784cm" svg:y="12.066cm">
          <text:list text:style-name="L3">
            <text:list-header>
              <text:p text:style-name="P5"><text:span text:style-name="T3">Oczekiwany</text:span></text:p>
              <text:p text:style-name="P5"><text:span text:style-name="T3">wyni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Metoda białej skrzynki,</text:span></text:p>
              </text:list-item>
              <text:list-item>
                <text:p><text:span text:style-name="T2">Metoda czarnej skrzynk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Debug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elem testowania jest wykrycie błędu,</text:span></text:p>
              </text:list-item>
              <text:list-item>
                <text:p><text:span text:style-name="T2">Celem debugowania jest lokalizacja źródła błędu i jego usunięci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Debug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Lokalizowanie błędu często angażuje krokowe wykonanie kodu z punktami zatrzymania (breakpoint),</text:span></text:p>
              </text:list-item>
              <text:list-item>
                <text:p><text:span text:style-name="T2">Debugowanie z reguły wymaga specjalizowanego programu – debugge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Ograniczenia testowania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Testowanie może ujawnić obecność błędów, ale nigdy nie zapewni ich braku – Dijkstra,</text:span></text:p>
              </text:list-item>
              <text:list-item>
                <text:p text:style-name="P7"><text:span text:style-name="T6">Testowanie nie może być jedyną techniką weryfikacji i walidacji,</text:span></text:p>
              </text:list-item>
              <text:list-item>
                <text:p text:style-name="P7"><text:span text:style-name="T6">Jakość testó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 text:style-name="P8"><text:span text:style-name="T7">Rodzaje testowania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esty jednostkowe,</text:span></text:p>
              </text:list-item>
              <text:list-item>
                <text:p><text:span text:style-name="T2">Testy integracyjne,</text:span></text:p>
              </text:list-item>
              <text:list-item>
                <text:p><text:span text:style-name="T2">Testy systemowe,</text:span></text:p>
              </text:list-item>
              <text:list-item>
                <text:p><text:span text:style-name="T2">Testy akceptacyjne,</text:span></text:p>
              </text:list-item>
              <text:list-item>
                <text:p><text:span text:style-name="T2">Testy interfejsów,</text:span></text:p>
              </text:list-item>
              <text:list-item>
                <text:p><text:span text:style-name="T2">Testy niefunkcjonalne,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5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Weryfikacja i walidacja,</text:span></text:p>
              </text:list-item>
              <text:list-item>
                <text:p><text:span text:style-name="T2">Dobry program != bezbłędny program,</text:span></text:p>
              </text:list-item>
              <text:list-item>
                <text:p><text:span text:style-name="T2">Testowanie to nie wszystk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9">
        <draw:frame presentation:style-name="pr1" draw:layer="layout" svg:width="25.199cm" svg:height="3.506cm" svg:x="1.4cm" svg:y="0.837cm" presentation:class="title">
          <draw:text-box>
            <text:p>Q&amp;A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7:13:13.10</meta:creation-date>
    <meta:editing-duration>PT24M9S</meta:editing-duration>
    <meta:editing-cycles>12</meta:editing-cycles>
    <dc:date>2016-02-20T11:47:12.15</dc:date>
    <meta:generator>OpenOffice/4.1.2$Win32 OpenOffice.org_project/412m3$Build-9782</meta:generator>
    <meta:document-statistic meta:object-count="93"/>
  </office:meta>
</office:document-meta>
</file>